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BB800000BB8591538F1B2CCC283.png" manifest:media-type="image/png"/>
  <manifest:file-entry manifest:full-path="Pictures/200000210000B25900007EF5564D63ACDDBEA53E.svm" manifest:media-type=""/>
  <manifest:file-entry manifest:full-path="Pictures/2000002500001EC400003420387AEFFAA71D25E8.svm" manifest:media-type=""/>
  <manifest:file-entry manifest:full-path="Pictures/100002010000040000000400AFAB5A35A1B41F9F.png" manifest:media-type="image/png"/>
  <manifest:file-entry manifest:full-path="Pictures/200000E4000086480000780034BFFEF4A369ECB8.svm" manifest:media-type=""/>
  <manifest:file-entry manifest:full-path="Pictures/100002010000040000000400317B583D12E61A21.png" manifest:media-type="image/png"/>
  <manifest:file-entry manifest:full-path="Pictures/10000201000005D4000008CC256DE169C5078A82.png" manifest:media-type="image/png"/>
  <manifest:file-entry manifest:full-path="Pictures/100002010000040000000400A284ED2FEA8C063A.png" manifest:media-type="image/png"/>
  <manifest:file-entry manifest:full-path="Pictures/10000201000003E800000362AD32831D442B7DCD.png" manifest:media-type="image/png"/>
  <manifest:file-entry manifest:full-path="Pictures/1000020100000500000002BDD9077089133E6AA1.png" manifest:media-type="image/png"/>
  <manifest:file-entry manifest:full-path="Pictures/10000201000006C1000006C1602076F4EDD3FF4B.png" manifest:media-type="image/png"/>
  <manifest:file-entry manifest:full-path="Pictures/20000018000043C100002462A7DE57EB1595CFBC.svm" manifest:media-type=""/>
  <manifest:file-entry manifest:full-path="Pictures/20000015000043C100002442120E080539A9680C.svm" manifest:media-type=""/>
  <manifest:file-entry manifest:full-path="Pictures/1000020100000177000001680C46C92FA14C29F4.png" manifest:media-type="image/png"/>
  <manifest:file-entry manifest:full-path="Pictures/1000020100000762000003206FDDF1C09CCA5B0E.png" manifest:media-type="image/png"/>
  <manifest:file-entry manifest:full-path="Pictures/100002010000040000000400A162AD6CF2D04A45.png" manifest:media-type="image/png"/>
  <manifest:file-entry manifest:full-path="Pictures/100002010000037F0000034723AB31ACA546109B.png" manifest:media-type="image/png"/>
  <manifest:file-entry manifest:full-path="Pictures/100002010000037F00000347C53B314CBDCCAE3D.png" manifest:media-type="image/png"/>
  <manifest:file-entry manifest:full-path="Pictures/100002010000037F00000347ADC074413D9E6637.png" manifest:media-type="image/png"/>
  <manifest:file-entry manifest:full-path="Pictures/100002010000037F0000034724BC4D3BA9DEF639.png" manifest:media-type="image/png"/>
  <manifest:file-entry manifest:full-path="Pictures/100002010000037F0000034700D10B531F056910.png" manifest:media-type="image/png"/>
  <manifest:file-entry manifest:full-path="Pictures/100002010000037F00000347DF450E98F8E00BEF.png" manifest:media-type="image/png"/>
  <manifest:file-entry manifest:full-path="Pictures/10000201000005000000032071DD824916117D5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NeueLT Com 43 LtEx" svg:font-family="'HelveticaNeueLT Com 43 LtEx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1.228cm, 0cm, 1.227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5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0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397cm"/>
    </style:style>
    <style:style style:name="gr7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HelveticaNeueLT Com 43 LtEx" fo:font-size="40pt" style:font-size-asian="40pt" style:font-size-complex="40pt"/>
    </style:style>
    <style:style style:name="P5" style:family="paragraph">
      <loext:graphic-properties draw:fill="none" draw:fill-color="#ffffff"/>
      <style:paragraph-properties fo:text-align="center"/>
      <style:text-properties style:font-name="HelveticaNeueLT Com 43 LtEx" fo:font-size="28pt" style:font-size-asian="28pt" style:font-size-complex="28pt"/>
    </style:style>
    <style:style style:name="P6" style:family="paragraph">
      <loext:graphic-properties draw:fill="none" draw:fill-color="#ffffff"/>
      <style:paragraph-properties fo:text-align="center"/>
      <style:text-properties style:font-name="HelveticaNeueLT Com 43 LtEx" fo:font-size="36pt" style:font-size-asian="36pt" style:font-size-complex="36pt"/>
    </style:style>
    <style:style style:name="T1" style:family="text">
      <style:text-properties style:font-name="HelveticaNeueLT Com 43 LtEx" fo:font-size="40pt" style:font-size-asian="40pt" style:font-size-complex="40pt"/>
    </style:style>
    <style:style style:name="T2" style:family="text">
      <style:text-properties style:font-name="HelveticaNeueLT Com 43 LtEx" fo:font-size="28pt" style:font-size-asian="28pt" style:font-size-complex="28pt"/>
    </style:style>
    <style:style style:name="T3" style:family="text">
      <style:text-properties style:font-name="HelveticaNeueLT Com 43 LtEx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27.999cm" svg:height="21.062cm" svg:x="0cm" svg:y="0.02cm">
          <draw:image xlink:href="Pictures/200000210000B25900007EF5564D63ACDDBEA53E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27.999cm" svg:height="21.062cm" svg:x="0cm" svg:y="0.02cm">
          <draw:image xlink:href="Pictures/200000210000B25900007EF5564D63ACDDBEA53E.svm" xlink:type="simple" xlink:show="embed" xlink:actuate="onLoad">
            <text:p/>
          </draw:image>
        </draw:frame>
        <draw:frame draw:style-name="gr3" draw:text-style-name="P1" draw:layer="layout" svg:width="16.538cm" svg:height="14.78cm" svg:x="6.262cm" svg:y="3cm">
          <draw:image xlink:href="Pictures/200000E4000086480000780034BFFEF4A369ECB8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27.999cm" svg:height="21.062cm" svg:x="0cm" svg:y="0.02cm">
          <draw:image xlink:href="Pictures/200000210000B25900007EF5564D63ACDDBEA53E.svm" xlink:type="simple" xlink:show="embed" xlink:actuate="onLoad">
            <text:p/>
          </draw:image>
        </draw:frame>
        <draw:frame draw:style-name="gr3" draw:text-style-name="P1" draw:layer="layout" svg:width="8.813cm" svg:height="8.813cm" svg:x="10.087cm" svg:y="5.3cm">
          <draw:image xlink:href="Pictures/100002010000040000000400317B583D12E61A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27.999cm" svg:height="21.062cm" svg:x="0cm" svg:y="0.02cm">
          <draw:image xlink:href="Pictures/200000210000B25900007EF5564D63ACDDBEA53E.svm" xlink:type="simple" xlink:show="embed" xlink:actuate="onLoad">
            <text:p/>
          </draw:image>
        </draw:frame>
        <draw:frame draw:style-name="gr3" draw:text-style-name="P1" draw:layer="layout" svg:width="8.813cm" svg:height="8.813cm" svg:x="10.087cm" svg:y="4.9cm">
          <draw:image xlink:href="Pictures/100002010000040000000400317B583D12E61A21.png" xlink:type="simple" xlink:show="embed" xlink:actuate="onLoad">
            <text:p/>
          </draw:image>
        </draw:frame>
        <draw:frame draw:style-name="gr4" draw:text-style-name="P4" draw:layer="layout" svg:width="8cm" svg:height="1.902cm" svg:x="10.4cm" svg:y="14.098cm">
          <draw:text-box>
            <text:p text:style-name="P3"><text:span text:style-name="T1">xxx.mp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27.999cm" svg:height="21.062cm" svg:x="0cm" svg:y="0.02cm">
          <draw:image xlink:href="Pictures/200000210000B25900007EF5564D63ACDDBEA53E.svm" xlink:type="simple" xlink:show="embed" xlink:actuate="onLoad">
            <text:p/>
          </draw:image>
        </draw:frame>
        <draw:frame draw:style-name="gr3" draw:text-style-name="P1" draw:layer="layout" svg:width="5.313cm" svg:height="5.313cm" svg:x="11.6cm" svg:y="13.487cm">
          <draw:image xlink:href="Pictures/100002010000040000000400317B583D12E61A21.png" xlink:type="simple" xlink:show="embed" xlink:actuate="onLoad">
            <text:p/>
          </draw:image>
        </draw:frame>
        <draw:frame draw:style-name="gr3" draw:text-style-name="P1" draw:layer="layout" svg:width="2.882cm" svg:height="4.35cm" draw:transform="rotate (-3.14159265358979) translate (15.8cm 12.2cm)">
          <draw:image xlink:href="Pictures/10000201000005D4000008CC256DE169C5078A82.png" xlink:type="simple" xlink:show="embed" xlink:actuate="onLoad">
            <text:p/>
          </draw:image>
        </draw:frame>
        <draw:frame draw:style-name="gr3" draw:text-style-name="P1" draw:layer="layout" svg:width="6.2cm" svg:height="6.2cm" svg:x="11.2cm" svg:y="1cm">
          <draw:image xlink:href="Pictures/100002010000040000000400AFAB5A35A1B41F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27.999cm" svg:height="21.062cm" svg:x="0cm" svg:y="0.02cm">
          <draw:image xlink:href="Pictures/200000210000B25900007EF5564D63ACDDBEA53E.svm" xlink:type="simple" xlink:show="embed" xlink:actuate="onLoad">
            <text:p/>
          </draw:image>
        </draw:frame>
        <draw:frame draw:style-name="gr3" draw:text-style-name="P1" draw:layer="layout" svg:width="5.313cm" svg:height="5.313cm" svg:x="11.6cm" svg:y="13.487cm">
          <draw:image xlink:href="Pictures/100002010000040000000400317B583D12E61A21.png" xlink:type="simple" xlink:show="embed" xlink:actuate="onLoad">
            <text:p/>
          </draw:image>
        </draw:frame>
        <draw:frame draw:style-name="gr3" draw:text-style-name="P1" draw:layer="layout" svg:width="2.882cm" svg:height="4.35cm" draw:transform="rotate (-3.14159265358979) translate (15.8cm 12.2cm)">
          <draw:image xlink:href="Pictures/10000201000005D4000008CC256DE169C5078A82.png" xlink:type="simple" xlink:show="embed" xlink:actuate="onLoad">
            <text:p/>
          </draw:image>
        </draw:frame>
        <draw:frame draw:style-name="gr3" draw:text-style-name="P1" draw:layer="layout" svg:width="5.447cm" svg:height="4.717cm" svg:x="11.6cm" svg:y="1.6cm">
          <draw:image xlink:href="Pictures/10000201000003E800000362AD32831D442B7DC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27.999cm" svg:height="21.062cm" svg:x="0cm" svg:y="0.02cm">
          <draw:image xlink:href="Pictures/200000210000B25900007EF5564D63ACDDBEA53E.svm" xlink:type="simple" xlink:show="embed" xlink:actuate="onLoad">
            <text:p/>
          </draw:image>
        </draw:frame>
        <draw:frame draw:style-name="gr3" draw:text-style-name="P1" draw:layer="layout" svg:width="5.313cm" svg:height="5.313cm" svg:x="11.6cm" svg:y="13.487cm">
          <draw:image xlink:href="Pictures/100002010000040000000400317B583D12E61A21.png" xlink:type="simple" xlink:show="embed" xlink:actuate="onLoad">
            <text:p/>
          </draw:image>
        </draw:frame>
        <draw:frame draw:style-name="gr3" draw:text-style-name="P1" draw:layer="layout" svg:width="2.882cm" svg:height="4.35cm" draw:transform="rotate (-3.14159265358979) translate (15.8cm 12.2cm)">
          <draw:image xlink:href="Pictures/10000201000005D4000008CC256DE169C5078A82.png" xlink:type="simple" xlink:show="embed" xlink:actuate="onLoad">
            <text:p/>
          </draw:image>
        </draw:frame>
        <draw:frame draw:style-name="gr3" draw:text-style-name="P1" draw:layer="layout" svg:width="6.647cm" svg:height="3.64cm" svg:x="10.953cm" svg:y="1.96cm">
          <draw:image xlink:href="Pictures/1000020100000500000002BDD9077089133E6A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27.999cm" svg:height="21.062cm" svg:x="0cm" svg:y="0.02cm">
          <draw:image xlink:href="Pictures/200000210000B25900007EF5564D63ACDDBEA53E.svm" xlink:type="simple" xlink:show="embed" xlink:actuate="onLoad">
            <text:p/>
          </draw:image>
        </draw:frame>
        <draw:frame draw:style-name="gr3" draw:text-style-name="P1" draw:layer="layout" svg:width="5.313cm" svg:height="5.313cm" svg:x="11.6cm" svg:y="13.487cm">
          <draw:image xlink:href="Pictures/100002010000040000000400317B583D12E61A21.png" xlink:type="simple" xlink:show="embed" xlink:actuate="onLoad">
            <text:p/>
          </draw:image>
        </draw:frame>
        <draw:frame draw:style-name="gr3" draw:text-style-name="P1" draw:layer="layout" svg:width="2.882cm" svg:height="4.35cm" draw:transform="rotate (-3.14159265358979) translate (15.8cm 12.2cm)">
          <draw:image xlink:href="Pictures/10000201000005D4000008CC256DE169C5078A82.png" xlink:type="simple" xlink:show="embed" xlink:actuate="onLoad">
            <text:p/>
          </draw:image>
        </draw:frame>
        <draw:frame draw:style-name="gr3" draw:text-style-name="P1" draw:layer="layout" svg:width="6.717cm" svg:height="6.717cm" svg:x="10.8cm" svg:y="0.483cm">
          <draw:image xlink:href="Pictures/100002010000040000000400A284ED2FEA8C06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27.999cm" svg:height="21.062cm" svg:x="0cm" svg:y="0.02cm">
          <draw:image xlink:href="Pictures/200000210000B25900007EF5564D63ACDDBEA53E.svm" xlink:type="simple" xlink:show="embed" xlink:actuate="onLoad">
            <text:p/>
          </draw:image>
        </draw:frame>
        <draw:frame draw:style-name="gr3" draw:text-style-name="P1" draw:layer="layout" svg:width="5.313cm" svg:height="5.313cm" svg:x="11.6cm" svg:y="13.487cm">
          <draw:image xlink:href="Pictures/100002010000040000000400317B583D12E61A21.png" xlink:type="simple" xlink:show="embed" xlink:actuate="onLoad">
            <text:p/>
          </draw:image>
        </draw:frame>
        <draw:frame draw:style-name="gr3" draw:text-style-name="P1" draw:layer="layout" svg:width="2.882cm" svg:height="4.35cm" draw:transform="rotate (-3.14159265358979) translate (15.8cm 12.2cm)">
          <draw:image xlink:href="Pictures/10000201000005D4000008CC256DE169C5078A82.png" xlink:type="simple" xlink:show="embed" xlink:actuate="onLoad">
            <text:p/>
          </draw:image>
        </draw:frame>
        <draw:frame draw:style-name="gr3" draw:text-style-name="P1" draw:layer="layout" svg:width="4.716cm" svg:height="4.716cm" svg:x="11.884cm" svg:y="1.6cm">
          <draw:image xlink:href="Pictures/1000020100000BB800000BB8591538F1B2CCC2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27.999cm" svg:height="21.062cm" svg:x="0cm" svg:y="0.02cm">
          <draw:image xlink:href="Pictures/200000210000B25900007EF5564D63ACDDBEA53E.svm" xlink:type="simple" xlink:show="embed" xlink:actuate="onLoad">
            <text:p/>
          </draw:image>
        </draw:frame>
        <draw:frame draw:style-name="gr3" draw:text-style-name="P1" draw:layer="layout" svg:width="5.313cm" svg:height="5.313cm" svg:x="11.6cm" svg:y="13.487cm">
          <draw:image xlink:href="Pictures/100002010000040000000400317B583D12E61A21.png" xlink:type="simple" xlink:show="embed" xlink:actuate="onLoad">
            <text:p/>
          </draw:image>
        </draw:frame>
        <draw:frame draw:style-name="gr3" draw:text-style-name="P1" draw:layer="layout" svg:width="2.882cm" svg:height="4.35cm" draw:transform="rotate (-3.14159265358979) translate (15.8cm 12.2cm)">
          <draw:image xlink:href="Pictures/10000201000005D4000008CC256DE169C5078A82.png" xlink:type="simple" xlink:show="embed" xlink:actuate="onLoad">
            <text:p/>
          </draw:image>
        </draw:frame>
        <draw:frame draw:style-name="gr3" draw:text-style-name="P1" draw:layer="layout" svg:width="8.775cm" svg:height="8.775cm" svg:x="9.625cm" svg:y="0cm">
          <draw:image xlink:href="Pictures/10000201000006C1000006C1602076F4EDD3FF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27.999cm" svg:height="21.062cm" svg:x="0cm" svg:y="0.02cm">
          <draw:image xlink:href="Pictures/200000210000B25900007EF5564D63ACDDBEA53E.svm" xlink:type="simple" xlink:show="embed" xlink:actuate="onLoad">
            <text:p/>
          </draw:image>
        </draw:frame>
        <draw:frame draw:style-name="gr3" draw:text-style-name="P1" draw:layer="layout" svg:width="5.313cm" svg:height="5.313cm" svg:x="11.6cm" svg:y="13.487cm">
          <draw:image xlink:href="Pictures/100002010000040000000400317B583D12E61A21.png" xlink:type="simple" xlink:show="embed" xlink:actuate="onLoad">
            <text:p/>
          </draw:image>
        </draw:frame>
        <draw:frame draw:style-name="gr3" draw:text-style-name="P1" draw:layer="layout" svg:width="2.882cm" svg:height="4.35cm" draw:transform="rotate (-3.14159265358979) translate (15.8cm 12.2cm)">
          <draw:image xlink:href="Pictures/10000201000005D4000008CC256DE169C5078A82.png" xlink:type="simple" xlink:show="embed" xlink:actuate="onLoad">
            <text:p/>
          </draw:image>
        </draw:frame>
        <draw:frame draw:style-name="gr3" draw:text-style-name="P1" draw:layer="layout" svg:width="9.485cm" svg:height="5.093cm" svg:x="9.6cm" svg:y="1.8cm">
          <draw:image xlink:href="Pictures/20000018000043C100002462A7DE57EB1595CFBC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27.999cm" svg:height="21.062cm" svg:x="0cm" svg:y="0.02cm">
          <draw:image xlink:href="Pictures/200000210000B25900007EF5564D63ACDDBEA53E.svm" xlink:type="simple" xlink:show="embed" xlink:actuate="onLoad">
            <text:p/>
          </draw:image>
        </draw:frame>
        <draw:frame draw:style-name="gr3" draw:text-style-name="P1" draw:layer="layout" svg:width="3cm" svg:height="3cm" svg:x="1.4cm" svg:y="9cm">
          <draw:image xlink:href="Pictures/100002010000040000000400317B583D12E61A21.png" xlink:type="simple" xlink:show="embed" xlink:actuate="onLoad">
            <text:p/>
          </draw:image>
        </draw:frame>
        <draw:frame draw:style-name="gr3" draw:text-style-name="P1" draw:layer="layout" svg:width="2cm" svg:height="3.019cm" draw:transform="rotate (1.5707963267949) translate (4.981cm 11.6cm)">
          <draw:image xlink:href="Pictures/10000201000005D4000008CC256DE169C5078A82.png" xlink:type="simple" xlink:show="embed" xlink:actuate="onLoad">
            <text:p/>
          </draw:image>
        </draw:frame>
        <draw:frame draw:style-name="gr3" draw:text-style-name="P1" draw:layer="layout" svg:width="6.878cm" svg:height="3.693cm" svg:x="8.522cm" svg:y="8.4cm">
          <draw:image xlink:href="Pictures/20000018000043C100002462A7DE57EB1595CFBC.svm" xlink:type="simple" xlink:show="embed" xlink:actuate="onLoad">
            <text:p/>
          </draw:image>
        </draw:frame>
        <draw:frame draw:style-name="gr3" draw:text-style-name="P1" draw:layer="layout" svg:width="2cm" svg:height="3.019cm" draw:transform="rotate (1.5707963267949) translate (16.781cm 11.4cm)">
          <draw:image xlink:href="Pictures/10000201000005D4000008CC256DE169C5078A82.png" xlink:type="simple" xlink:show="embed" xlink:actuate="onLoad">
            <text:p/>
          </draw:image>
        </draw:frame>
        <draw:frame draw:style-name="gr3" draw:text-style-name="P1" draw:layer="layout" svg:width="3.118cm" svg:height="3.118cm" svg:x="22.589cm" svg:y="0.8cm">
          <draw:image xlink:href="Pictures/100002010000040000000400AFAB5A35A1B41F9F.png" xlink:type="simple" xlink:show="embed" xlink:actuate="onLoad">
            <text:p/>
          </draw:image>
        </draw:frame>
        <draw:frame draw:style-name="gr3" draw:text-style-name="P1" draw:layer="layout" svg:width="2.796cm" svg:height="2.421cm" svg:x="22.738cm" svg:y="4.615cm">
          <draw:image xlink:href="Pictures/10000201000003E800000362AD32831D442B7DCD.png" xlink:type="simple" xlink:show="embed" xlink:actuate="onLoad">
            <text:p/>
          </draw:image>
        </draw:frame>
        <draw:frame draw:style-name="gr3" draw:text-style-name="P1" draw:layer="layout" svg:width="4.504cm" svg:height="4.504cm" svg:x="21.723cm" svg:y="16.096cm">
          <draw:image xlink:href="Pictures/10000201000006C1000006C1602076F4EDD3FF4B.png" xlink:type="simple" xlink:show="embed" xlink:actuate="onLoad">
            <text:p/>
          </draw:image>
        </draw:frame>
        <draw:frame draw:style-name="gr3" draw:text-style-name="P1" draw:layer="layout" svg:width="2.922cm" svg:height="2.923cm" svg:x="22.762cm" svg:y="13.571cm">
          <draw:image xlink:href="Pictures/1000020100000BB800000BB8591538F1B2CCC283.png" xlink:type="simple" xlink:show="embed" xlink:actuate="onLoad">
            <text:p/>
          </draw:image>
        </draw:frame>
        <draw:frame draw:style-name="gr3" draw:text-style-name="P1" draw:layer="layout" svg:width="4.331cm" svg:height="4.33cm" svg:x="22.069cm" svg:y="9.461cm">
          <draw:image xlink:href="Pictures/100002010000040000000400A284ED2FEA8C063A.png" xlink:type="simple" xlink:show="embed" xlink:actuate="onLoad">
            <text:p/>
          </draw:image>
        </draw:frame>
        <draw:frame draw:style-name="gr3" draw:text-style-name="P1" draw:layer="layout" svg:width="3.48cm" svg:height="1.905cm" svg:x="22.4cm" svg:y="7.729cm">
          <draw:image xlink:href="Pictures/1000020100000500000002BDD9077089133E6AA1.png" xlink:type="simple" xlink:show="embed" xlink:actuate="onLoad">
            <text:p/>
          </draw:image>
        </draw:frame>
        <draw:frame draw:style-name="gr3" draw:text-style-name="P1" draw:layer="layout" svg:width="2cm" svg:height="3.019cm" draw:transform="rotate (2.11115026321234) translate (17.51cm 7.233cm)">
          <draw:image xlink:href="Pictures/10000201000005D4000008CC256DE169C5078A82.png" xlink:type="simple" xlink:show="embed" xlink:actuate="onLoad">
            <text:p/>
          </draw:image>
        </draw:frame>
        <draw:frame draw:style-name="gr3" draw:text-style-name="P1" draw:layer="layout" svg:width="2cm" svg:height="3.019cm" draw:transform="rotate (0.982620368872807) translate (16.6cm 15.125cm)">
          <draw:image xlink:href="Pictures/10000201000005D4000008CC256DE169C5078A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27.999cm" svg:height="21.062cm" svg:x="0cm" svg:y="0.02cm">
          <draw:image xlink:href="Pictures/200000210000B25900007EF5564D63ACDDBEA53E.svm" xlink:type="simple" xlink:show="embed" xlink:actuate="onLoad">
            <text:p/>
          </draw:image>
        </draw:frame>
        <draw:frame draw:style-name="gr3" draw:text-style-name="P1" draw:layer="layout" svg:width="6.6cm" svg:height="6.6cm" svg:x="2cm" svg:y="7.2cm">
          <draw:image xlink:href="Pictures/100002010000040000000400317B583D12E61A21.png" xlink:type="simple" xlink:show="embed" xlink:actuate="onLoad">
            <text:p/>
          </draw:image>
        </draw:frame>
        <draw:frame draw:style-name="gr3" draw:text-style-name="P1" draw:layer="layout" svg:width="2cm" svg:height="3.019cm" draw:transform="rotate (1.5707963267949) translate (10cm 11.5cm)">
          <draw:image xlink:href="Pictures/10000201000005D4000008CC256DE169C5078A82.png" xlink:type="simple" xlink:show="embed" xlink:actuate="onLoad">
            <text:p/>
          </draw:image>
        </draw:frame>
        <draw:frame draw:style-name="gr3" draw:text-style-name="P1" draw:layer="layout" svg:width="12.143cm" svg:height="6.498cm" svg:x="14.2cm" svg:y="7.251cm">
          <draw:image xlink:href="Pictures/20000015000043C100002442120E080539A9680C.svm" xlink:type="simple" xlink:show="embed" xlink:actuate="onLoad">
            <text:p/>
          </draw:image>
        </draw:frame>
        <draw:frame draw:style-name="gr4" draw:text-style-name="P4" draw:layer="layout" svg:width="8cm" svg:height="1.902cm" svg:x="1.4cm" svg:y="13.8cm">
          <draw:text-box>
            <text:p text:style-name="P3"><text:span text:style-name="T1">xxx.mp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27.999cm" svg:height="21.062cm" svg:x="0cm" svg:y="0.02cm">
          <draw:image xlink:href="Pictures/200000210000B25900007EF5564D63ACDDBEA53E.svm" xlink:type="simple" xlink:show="embed" xlink:actuate="onLoad">
            <text:p/>
          </draw:image>
        </draw:frame>
        <draw:frame draw:style-name="gr3" draw:text-style-name="P1" draw:layer="layout" svg:width="12.143cm" svg:height="6.498cm" svg:x="8.457cm" svg:y="6.702cm">
          <draw:image xlink:href="Pictures/20000015000043C100002442120E080539A9680C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27.999cm" svg:height="21.062cm" svg:x="0cm" svg:y="0.02cm">
          <draw:image xlink:href="Pictures/200000210000B25900007EF5564D63ACDDBEA53E.svm" xlink:type="simple" xlink:show="embed" xlink:actuate="onLoad">
            <text:p/>
          </draw:image>
        </draw:frame>
        <draw:frame draw:style-name="gr3" draw:text-style-name="P1" draw:layer="layout" svg:width="12.143cm" svg:height="6.498cm" svg:x="8.457cm" svg:y="6.702cm">
          <draw:image xlink:href="Pictures/20000015000043C100002442120E080539A9680C.svm" xlink:type="simple" xlink:show="embed" xlink:actuate="onLoad">
            <text:p/>
          </draw:image>
        </draw:frame>
        <draw:frame draw:style-name="gr5" draw:text-style-name="P5" draw:layer="layout" svg:width="26.2cm" svg:height="1.455cm" svg:x="1cm" svg:y="13.745cm">
          <draw:text-box>
            <text:p text:style-name="P3"><text:span text:style-name="T2">d41d8cd98f00b204e9800998ecf8427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27.999cm" svg:height="21.062cm" svg:x="0cm" svg:y="0.02cm">
          <draw:image xlink:href="Pictures/200000210000B25900007EF5564D63ACDDBEA53E.svm" xlink:type="simple" xlink:show="embed" xlink:actuate="onLoad">
            <text:p/>
          </draw:image>
        </draw:frame>
        <draw:frame draw:style-name="gr3" draw:text-style-name="P1" draw:layer="layout" svg:width="7.875cm" svg:height="13.343cm" svg:x="1.925cm" svg:y="3.857cm">
          <draw:image xlink:href="Pictures/2000002500001EC400003420387AEFFAA71D25E8.svm" xlink:type="simple" xlink:show="embed" xlink:actuate="onLoad">
            <text:p/>
          </draw:image>
        </draw:frame>
        <draw:frame draw:style-name="gr6" draw:text-style-name="P6" draw:layer="layout" svg:width="17.4cm" svg:height="7.647cm" svg:x="10.2cm" svg:y="6.677cm">
          <draw:text-box>
            <text:p text:style-name="P3"><text:span text:style-name="T3">Biometria</text:span></text:p>
            <text:p text:style-name="P3"><text:span text:style-name="T2"/></text:p>
            <text:p text:style-name="P3"><text:span text:style-name="T3">Reconhecimento de voz</text:span></text:p>
            <text:p text:style-name="P3"><text:span text:style-name="T2"/></text:p>
            <text:p text:style-name="P3"><text:span text:style-name="T3">Reconhecimento faci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27.999cm" svg:height="21.062cm" svg:x="0cm" svg:y="0.02cm">
          <draw:image xlink:href="Pictures/200000210000B25900007EF5564D63ACDDBEA53E.svm" xlink:type="simple" xlink:show="embed" xlink:actuate="onLoad">
            <text:p/>
          </draw:image>
        </draw:frame>
        <draw:frame draw:style-name="gr7" draw:text-style-name="P3" draw:layer="layout" svg:width="8.046cm" svg:height="7.724cm" svg:x="17.8cm" svg:y="6.676cm">
          <draw:image xlink:href="Pictures/1000020100000177000001680C46C92FA14C29F4.png" xlink:type="simple" xlink:show="embed" xlink:actuate="onLoad">
            <text:p/>
          </draw:image>
        </draw:frame>
        <draw:frame draw:style-name="gr7" draw:text-style-name="P3" draw:layer="layout" svg:width="18.018cm" svg:height="7.626cm" svg:x="0.4cm" svg:y="1.374cm">
          <draw:image xlink:href="Pictures/1000020100000762000003206FDDF1C09CCA5B0E.png" xlink:type="simple" xlink:show="embed" xlink:actuate="onLoad">
            <text:p/>
          </draw:image>
        </draw:frame>
        <draw:frame draw:style-name="gr7" draw:text-style-name="P3" draw:layer="layout" svg:width="11.916cm" svg:height="11.916cm" svg:x="4.024cm" svg:y="7.494cm">
          <draw:image xlink:href="Pictures/100002010000040000000400A162AD6CF2D04A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27.999cm" svg:height="21.062cm" svg:x="0cm" svg:y="0.02cm">
          <draw:image xlink:href="Pictures/200000210000B25900007EF5564D63ACDDBEA53E.svm" xlink:type="simple" xlink:show="embed" xlink:actuate="onLoad">
            <text:p/>
          </draw:image>
        </draw:frame>
        <draw:frame draw:style-name="gr3" draw:text-style-name="P1" draw:layer="layout" svg:width="22.4cm" svg:height="20.999cm" svg:x="2.929cm" svg:y="0.084cm">
          <draw:image xlink:href="Pictures/100002010000037F0000034723AB31ACA54610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27.999cm" svg:height="21.062cm" svg:x="0cm" svg:y="0.02cm">
          <draw:image xlink:href="Pictures/200000210000B25900007EF5564D63ACDDBEA53E.svm" xlink:type="simple" xlink:show="embed" xlink:actuate="onLoad">
            <text:p/>
          </draw:image>
        </draw:frame>
        <draw:frame draw:style-name="gr3" draw:text-style-name="P1" draw:layer="layout" svg:width="22.4cm" svg:height="20.999cm" svg:x="2.929cm" svg:y="0.084cm">
          <draw:image xlink:href="Pictures/100002010000037F00000347C53B314CBDCCAE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27.999cm" svg:height="21.062cm" svg:x="0cm" svg:y="0.02cm">
          <draw:image xlink:href="Pictures/200000210000B25900007EF5564D63ACDDBEA53E.svm" xlink:type="simple" xlink:show="embed" xlink:actuate="onLoad">
            <text:p/>
          </draw:image>
        </draw:frame>
        <draw:frame draw:style-name="gr3" draw:text-style-name="P1" draw:layer="layout" svg:width="22.4cm" svg:height="20.999cm" svg:x="2.929cm" svg:y="0.084cm">
          <draw:image xlink:href="Pictures/100002010000037F00000347ADC074413D9E66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27.999cm" svg:height="21.062cm" svg:x="0cm" svg:y="0.02cm">
          <draw:image xlink:href="Pictures/200000210000B25900007EF5564D63ACDDBEA53E.svm" xlink:type="simple" xlink:show="embed" xlink:actuate="onLoad">
            <text:p/>
          </draw:image>
        </draw:frame>
        <draw:frame draw:style-name="gr3" draw:text-style-name="P1" draw:layer="layout" svg:width="22.4cm" svg:height="20.999cm" svg:x="2.929cm" svg:y="0.084cm">
          <draw:image xlink:href="Pictures/100002010000037F0000034724BC4D3BA9DEF6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27.999cm" svg:height="21.062cm" svg:x="0cm" svg:y="0.02cm">
          <draw:image xlink:href="Pictures/200000210000B25900007EF5564D63ACDDBEA53E.svm" xlink:type="simple" xlink:show="embed" xlink:actuate="onLoad">
            <text:p/>
          </draw:image>
        </draw:frame>
        <draw:frame draw:style-name="gr3" draw:text-style-name="P1" draw:layer="layout" svg:width="22.4cm" svg:height="20.999cm" svg:x="2.929cm" svg:y="0.084cm">
          <draw:image xlink:href="Pictures/100002010000037F0000034700D10B531F0569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27.999cm" svg:height="21.062cm" svg:x="0cm" svg:y="0.02cm">
          <draw:image xlink:href="Pictures/200000210000B25900007EF5564D63ACDDBEA53E.svm" xlink:type="simple" xlink:show="embed" xlink:actuate="onLoad">
            <text:p/>
          </draw:image>
        </draw:frame>
        <draw:frame draw:style-name="gr3" draw:text-style-name="P1" draw:layer="layout" svg:width="22.4cm" svg:height="20.999cm" svg:x="2.929cm" svg:y="0.084cm">
          <draw:image xlink:href="Pictures/100002010000037F00000347DF450E98F8E00B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27.999cm" svg:height="21.062cm" svg:x="0cm" svg:y="0.02cm">
          <draw:image xlink:href="Pictures/200000210000B25900007EF5564D63ACDDBEA53E.svm" xlink:type="simple" xlink:show="embed" xlink:actuate="onLoad">
            <text:p/>
          </draw:image>
        </draw:frame>
        <draw:frame draw:style-name="gr7" draw:text-style-name="P3" draw:layer="layout" svg:width="27.999cm" svg:height="17.499cm" svg:x="8cm" svg:y="1.8cm">
          <draw:image xlink:href="Pictures/10000201000005000000032071DD824916117D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27.999cm" svg:height="21.062cm" svg:x="0cm" svg:y="0.02cm">
          <draw:image xlink:href="Pictures/200000210000B25900007EF5564D63ACDDBEA53E.svm" xlink:type="simple" xlink:show="embed" xlink:actuate="onLoad">
            <text:p/>
          </draw:image>
        </draw:frame>
        <draw:frame draw:style-name="gr3" draw:text-style-name="P1" draw:layer="layout" svg:width="16.538cm" svg:height="14.78cm" svg:x="6cm" svg:y="3.02cm">
          <draw:image xlink:href="Pictures/200000E4000086480000780034BFFEF4A369ECB8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27.999cm" svg:height="21.062cm" svg:x="0cm" svg:y="0.02cm">
          <draw:image xlink:href="Pictures/200000210000B25900007EF5564D63ACDDBEA53E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NeueLT Com 43 LtEx" svg:font-family="'HelveticaNeueLT Com 43 LtEx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22:42:14.158000000</meta:creation-date>
    <dc:date>2017-03-13T08:31:59.095000000</dc:date>
    <meta:editing-duration>PT37M26S</meta:editing-duration>
    <meta:editing-cycles>10</meta:editing-cycles>
    <meta:generator>LibreOffice/5.1.5.2$Windows_X86_64 LibreOffice_project/7a864d8825610a8c07cfc3bc01dd4fce6a9447e5</meta:generator>
    <meta:document-statistic meta:object-count="156"/>
  </office:meta>
</office:document-meta>
</file>